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ExtraBold" svg:font-family="'Fira Sans ExtraBold'" style:font-adornments="Extra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82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65cm" fo:min-width="0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Fira Sans ExtraBold" fo:font-size="11pt" fo:font-weight="800"/>
    </style:style>
    <style:style style:name="P3" style:family="paragraph">
      <loext:graphic-properties draw:fill="none" draw:fill-color="#ffffff"/>
      <style:text-properties style:font-name="Fira Sans ExtraBold" fo:font-size="11pt" fo:font-weight="800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style:font-name="Fira Sans ExtraBold" fo:font-size="11pt" fo:font-weight="800"/>
    </style:style>
    <style:style style:name="T2" style:family="text">
      <style:text-properties style:text-position="super 58%" style:font-name="Fira Sans ExtraBold" fo:font-size="11pt" fo:font-weight="800" style:font-name-asian="Liberation Sans1" style:font-size-asian="18pt" style:font-name-complex="Liberation Sans1" style:font-size-complex="18pt"/>
    </style:style>
    <style:style style:name="T3" style:family="text">
      <style:text-properties style:text-position="0% 100%" style:font-name="Fira Sans ExtraBold" fo:font-size="11pt" fo:font-weight="800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56cm" svg:y1="8.339cm" svg:x2="3.032cm" svg:y2="5.318cm">
          <text:p/>
        </draw:line>
        <draw:line draw:style-name="gr1" draw:text-style-name="P1" draw:layer="layout" svg:x1="4.556cm" svg:y1="8.339cm" svg:x2="9.128cm" svg:y2="4.429cm">
          <text:p/>
        </draw:line>
        <draw:line draw:style-name="gr2" draw:text-style-name="P1" draw:layer="layout" svg:x1="4.556cm" svg:y1="11.7cm" svg:x2="4.556cm" svg:y2="1cm">
          <text:p/>
        </draw:line>
        <draw:line draw:style-name="gr2" draw:text-style-name="P1" draw:layer="layout" svg:x1="3.556cm" svg:y1="11.7cm" svg:x2="3.556cm" svg:y2="1cm">
          <text:p/>
        </draw:line>
        <draw:line draw:style-name="gr2" draw:text-style-name="P1" draw:layer="layout" svg:x1="2.556cm" svg:y1="11.7cm" svg:x2="2.556cm" svg:y2="1cm">
          <text:p/>
        </draw:line>
        <draw:line draw:style-name="gr2" draw:text-style-name="P1" draw:layer="layout" svg:x1="1.556cm" svg:y1="11.7cm" svg:x2="1.556cm" svg:y2="1cm">
          <text:p/>
        </draw:line>
        <draw:line draw:style-name="gr2" draw:text-style-name="P1" draw:layer="layout" svg:x1="5.556cm" svg:y1="11.7cm" svg:x2="5.556cm" svg:y2="1cm">
          <text:p/>
        </draw:line>
        <draw:line draw:style-name="gr2" draw:text-style-name="P1" draw:layer="layout" svg:x1="6.556cm" svg:y1="11.7cm" svg:x2="6.556cm" svg:y2="1cm">
          <text:p/>
        </draw:line>
        <draw:line draw:style-name="gr2" draw:text-style-name="P1" draw:layer="layout" svg:x1="7.556cm" svg:y1="11.7cm" svg:x2="7.556cm" svg:y2="1cm">
          <text:p/>
        </draw:line>
        <draw:line draw:style-name="gr2" draw:text-style-name="P1" draw:layer="layout" svg:x1="8.556cm" svg:y1="11.7cm" svg:x2="8.556cm" svg:y2="1cm">
          <text:p/>
        </draw:line>
        <draw:line draw:style-name="gr2" draw:text-style-name="P1" draw:layer="layout" svg:x1="9.556cm" svg:y1="11.7cm" svg:x2="9.556cm" svg:y2="1cm">
          <text:p/>
        </draw:line>
        <draw:line draw:style-name="gr2" draw:text-style-name="P1" draw:layer="layout" svg:x1="10.556cm" svg:y1="11.7cm" svg:x2="10.556cm" svg:y2="1cm">
          <text:p/>
        </draw:line>
        <draw:line draw:style-name="gr2" draw:text-style-name="P1" draw:layer="layout" svg:x1="11.556cm" svg:y1="11.7cm" svg:x2="11.556cm" svg:y2="1cm">
          <text:p/>
        </draw:line>
        <draw:line draw:style-name="gr2" draw:text-style-name="P1" draw:layer="layout" svg:x1="1.222cm" svg:y1="4.352cm" svg:x2="11.922cm" svg:y2="4.352cm">
          <text:p/>
        </draw:line>
        <draw:line draw:style-name="gr2" draw:text-style-name="P1" draw:layer="layout" svg:x1="1.222cm" svg:y1="3.352cm" svg:x2="11.922cm" svg:y2="3.352cm">
          <text:p/>
        </draw:line>
        <draw:line draw:style-name="gr2" draw:text-style-name="P1" draw:layer="layout" svg:x1="1.222cm" svg:y1="2.352cm" svg:x2="11.922cm" svg:y2="2.352cm">
          <text:p/>
        </draw:line>
        <draw:line draw:style-name="gr2" draw:text-style-name="P1" draw:layer="layout" svg:x1="1.222cm" svg:y1="1.352cm" svg:x2="11.922cm" svg:y2="1.352cm">
          <text:p/>
        </draw:line>
        <draw:line draw:style-name="gr2" draw:text-style-name="P1" draw:layer="layout" svg:x1="1.222cm" svg:y1="5.352cm" svg:x2="11.922cm" svg:y2="5.352cm">
          <text:p/>
        </draw:line>
        <draw:line draw:style-name="gr2" draw:text-style-name="P1" draw:layer="layout" svg:x1="1.222cm" svg:y1="6.352cm" svg:x2="11.922cm" svg:y2="6.352cm">
          <text:p/>
        </draw:line>
        <draw:line draw:style-name="gr2" draw:text-style-name="P1" draw:layer="layout" svg:x1="1.222cm" svg:y1="7.352cm" svg:x2="11.922cm" svg:y2="7.352cm">
          <text:p/>
        </draw:line>
        <draw:line draw:style-name="gr2" draw:text-style-name="P1" draw:layer="layout" svg:x1="1.222cm" svg:y1="8.352cm" svg:x2="11.922cm" svg:y2="8.352cm">
          <text:p/>
        </draw:line>
        <draw:line draw:style-name="gr2" draw:text-style-name="P1" draw:layer="layout" svg:x1="1.222cm" svg:y1="9.352cm" svg:x2="11.922cm" svg:y2="9.352cm">
          <text:p/>
        </draw:line>
        <draw:line draw:style-name="gr2" draw:text-style-name="P1" draw:layer="layout" svg:x1="1.222cm" svg:y1="10.352cm" svg:x2="11.922cm" svg:y2="10.352cm">
          <text:p/>
        </draw:line>
        <draw:line draw:style-name="gr2" draw:text-style-name="P1" draw:layer="layout" svg:x1="1.222cm" svg:y1="11.352cm" svg:x2="11.922cm" svg:y2="11.352cm">
          <text:p/>
        </draw:line>
        <draw:frame draw:style-name="gr3" draw:text-style-name="P3" draw:layer="layout" svg:width="2.448cm" svg:height="0.732cm" svg:x="3.505cm" svg:y="8.305cm">
          <draw:text-box>
            <text:p text:style-name="P2"><text:span text:style-name="T1">(0.0</text:span><text:span text:style-name="T2">○</text:span><text:span text:style-name="T3">,</text:span><text:span text:style-name="T1">0.0</text:span><text:span text:style-name="T2">○</text:span><text:span text:style-name="T3">)</text:span></text:p>
          </draw:text-box>
        </draw:frame>
        <draw:frame draw:style-name="gr3" draw:text-style-name="P3" draw:layer="layout" svg:width="2.805cm" svg:height="0.732cm" svg:x="2.005cm" svg:y="4.205cm">
          <draw:text-box>
            <text:p text:style-name="P2"><text:span text:style-name="T1">(-0.15</text:span><text:span text:style-name="T2">○</text:span><text:span text:style-name="T3">,</text:span><text:span text:style-name="T1">0.3</text:span><text:span text:style-name="T2">○</text:span><text:span text:style-name="T3">)</text:span></text:p>
          </draw:text-box>
        </draw:frame>
        <draw:frame draw:style-name="gr3" draw:text-style-name="P3" draw:layer="layout" svg:width="2.805cm" svg:height="0.732cm" svg:x="7.806cm" svg:y="3.505cm">
          <draw:text-box>
            <text:p text:style-name="P2"><text:span text:style-name="T1">(0.45</text:span><text:span text:style-name="T2">○</text:span><text:span text:style-name="T3">,</text:span><text:span text:style-name="T1">0.4</text:span><text:span text:style-name="T2">○</text:span><text:span text:style-name="T3">)</text:span></text:p>
          </draw:text-box>
        </draw:frame>
        <draw:custom-shape draw:style-name="gr4" draw:text-style-name="P4" draw:layer="layout" svg:width="0.127cm" svg:height="0.127cm" svg:x="2.945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9.145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9.145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10.345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10.345cm" svg:y="1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7.145cm" svg:y="1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6.245cm" svg:y="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4.245cm" svg:y="2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5.645cm" svg:y="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6.945cm" svg:y="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9.045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2.297cm" svg:y="2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3.498cm" svg:y="3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2.799cm" svg:y="8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6.6cm" svg:y="6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9.201cm" svg:y="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9.202cm" svg:y="9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1.403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1.104cm" svg:y="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6.305cm" svg:y="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09cm" svg:height="0.445cm" svg:x="6.306cm" svg:y="4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09cm" svg:height="0.445cm" svg:x="3.406cm" svg:y="9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7.945cm" svg:y="2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8.245cm" svg:y="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8.945cm" svg:y="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6.845cm" svg:y="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4.945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1.745cm" svg:y="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1.945cm" svg:y="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2.045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2.945cm" svg:y="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2.245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5.245cm" svg:y="9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6.045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9.945cm" svg:y="10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7.045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6.098cm" svg:y="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7.299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0.106cm" svg:y="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09cm" svg:height="0.445cm" svg:x="9.706cm" svg:y="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09cm" svg:height="0.445cm" svg:x="6.806cm" svg:y="7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7cm" svg:height="0.732cm" svg:x="4.075cm" svg:y="0.4cm">
          <draw:text-box>
            <text:p text:style-name="P2"><text:span text:style-name="T1">0.0</text:span><text:span text:style-name="T2">○</text:span></text:p>
          </draw:text-box>
        </draw:frame>
        <draw:frame draw:style-name="gr3" draw:text-style-name="P3" draw:layer="layout" svg:width="1.27cm" svg:height="0.732cm" svg:x="6.075cm" svg:y="0.4cm">
          <draw:text-box>
            <text:p text:style-name="P2"><text:span text:style-name="T1">0.2</text:span><text:span text:style-name="T2">○</text:span></text:p>
          </draw:text-box>
        </draw:frame>
        <draw:frame draw:style-name="gr3" draw:text-style-name="P3" draw:layer="layout" svg:width="1.27cm" svg:height="0.732cm" svg:x="8.075cm" svg:y="0.4cm">
          <draw:text-box>
            <text:p text:style-name="P2"><text:span text:style-name="T1">0.4</text:span><text:span text:style-name="T2">○</text:span></text:p>
          </draw:text-box>
        </draw:frame>
        <draw:frame draw:style-name="gr3" draw:text-style-name="P3" draw:layer="layout" svg:width="1.27cm" svg:height="0.732cm" svg:x="10.075cm" svg:y="0.4cm">
          <draw:text-box>
            <text:p text:style-name="P2"><text:span text:style-name="T1">0.6</text:span><text:span text:style-name="T2">○</text:span></text:p>
          </draw:text-box>
        </draw:frame>
        <draw:frame draw:style-name="gr6" draw:text-style-name="P3" draw:layer="layout" svg:width="1.438cm" svg:height="0.732cm" svg:x="1.975cm" svg:y="0.4cm">
          <draw:text-box>
            <text:p text:style-name="P2"><text:span text:style-name="T1">-0.2</text:span><text:span text:style-name="T2">○</text:span></text:p>
          </draw:text-box>
        </draw:frame>
        <draw:frame draw:style-name="gr3" draw:text-style-name="P3" draw:layer="layout" svg:width="1.27cm" svg:height="0.732cm" svg:x="0.175cm" svg:y="8cm">
          <draw:text-box>
            <text:p text:style-name="P2"><text:span text:style-name="T1">0.0</text:span><text:span text:style-name="T2">○</text:span></text:p>
          </draw:text-box>
        </draw:frame>
        <draw:frame draw:style-name="gr3" draw:text-style-name="P3" draw:layer="layout" svg:width="1.27cm" svg:height="0.732cm" svg:x="0.138cm" svg:y="5.983cm">
          <draw:text-box>
            <text:p text:style-name="P2"><text:span text:style-name="T1">0.2</text:span><text:span text:style-name="T2">○</text:span></text:p>
          </draw:text-box>
        </draw:frame>
        <draw:frame draw:style-name="gr3" draw:text-style-name="P3" draw:layer="layout" svg:width="1.27cm" svg:height="0.732cm" svg:x="0.175cm" svg:y="4cm">
          <draw:text-box>
            <text:p text:style-name="P2"><text:span text:style-name="T1">0.4</text:span><text:span text:style-name="T2">○</text:span></text:p>
          </draw:text-box>
        </draw:frame>
        <draw:frame draw:style-name="gr3" draw:text-style-name="P3" draw:layer="layout" svg:width="1.27cm" svg:height="0.732cm" svg:x="0.175cm" svg:y="2cm">
          <draw:text-box>
            <text:p text:style-name="P2"><text:span text:style-name="T1">0.6</text:span><text:span text:style-name="T2">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ExtraBold" svg:font-family="'Fira Sans ExtraBold'" style:font-adornments="Extra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54:33.287500369</meta:creation-date>
    <dc:date>2017-09-20T16:52:28.480374374</dc:date>
    <meta:editing-duration>PT16M52S</meta:editing-duration>
    <meta:editing-cycles>4</meta:editing-cycles>
    <meta:generator>LibreOffice/5.1.6.2$Linux_X86_64 LibreOffice_project/10m0$Build-2</meta:generator>
    <meta:document-statistic meta:object-count="77"/>
  </office:meta>
</office:document-meta>
</file>